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fo:font-weight="normal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48pt" fo:font-weight="bold" style:font-size-asian="48pt" style:font-weight-asian="bold" style:font-size-complex="4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48pt" fo:font-weight="bold" style:font-size-asian="48pt" style:font-weight-asian="bold" style:font-size-complex="48pt" style:font-weight-complex="bold"/>
    </style:style>
    <style:style style:name="P5" style:family="paragraph" style:parent-style-name="Standard">
      <style:text-properties fo:font-size="14pt" fo:font-weight="normal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text-properties fo:font-size="14pt" fo:font-weight="normal" style:font-size-asian="12.25pt" style:font-weight-asian="normal" style:font-size-complex="14pt" style:font-weight-complex="normal"/>
    </style:style>
    <style:style style:name="P7" style:family="paragraph" style:parent-style-name="Standard" style:list-style-name="L2">
      <style:text-properties fo:font-size="14pt" fo:font-weight="normal" style:font-size-asian="12.25pt" style:font-weight-asian="normal" style:font-size-complex="14pt" style:font-weight-complex="normal"/>
    </style:style>
    <style:style style:name="P8" style:family="paragraph" style:parent-style-name="Standard" style:list-style-name="L3">
      <style:text-properties fo:font-size="14pt" fo:font-weight="normal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10" style:family="paragraph" style:parent-style-name="Standard" style:list-style-name="L1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latório do Projeto – Batalha Pokémon</text:p>
      <text:p text:style-name="P3"/>
      <text:p text:style-name="P3">Fase 1 – The beginning</text:p>
      <text:p text:style-name="P3"/>
      <text:p text:style-name="P3"/>
      <text:p text:style-name="P3"/>
      <text:p text:style-name="P1">Nomes: <text:tab/><text:tab/><text:tab/><text:tab/><text:tab/><text:tab/><text:tab/>Nusp:</text:p>
      <text:p text:style-name="P1"><text:span text:style-name="T1">Eduardo Delgado Coloma Bier<text:tab/><text:tab/>8536148</text:span></text:p>
      <text:p text:style-name="P2">Fernanda de Camargo Magano<text:tab/><text:tab/>8536044</text:p>
      <text:p text:style-name="P2">Florence Alyssa Sakuma Shibata</text:p>
      <text:p text:style-name="P2">Shayenne da Luz Mour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text:tab/>--------------------<text:span text:style-name="T2">Classes, métodos e decisões-------------------------------</text:span></text:p>
      <text:p text:style-name="P5"><text:s text:c="6"/></text:p>
      <text:list xml:id="list510244534" text:style-name="L1">
        <text:list-item>
          <text:p text:style-name="P10"><text:span text:style-name="T3">Inicialmente pensou-se em fazer alguma classe para display dos pokémons e ataques, mas foi resolvido criar métodos show em cada uma das respectivas classes;</text:span></text:p>
        </text:list-item>
        <text:list-item>
          <text:p text:style-name="P6">Foi decidido implementar as classes: Pokemon, batalha, ataque, leitor;</text:p>
        </text:list-item>
        <text:list-item>
          <text:p text:style-name="P6">Colocou-se no _init o valor -1 para deixar mais visível no caso de falha da leitura dos arquivos;</text:p>
        </text:list-item>
        <text:list-item>
          <text:p text:style-name="P6">A classe leitor foi separada como uma classe de leitura para melhor distinção entre a parte do jogo e a de leitura dos dados;</text:p>
        </text:list-item>
        <text:list-item>
          <text:p text:style-name="P6">Decidiu-se usar “set's” e “get's” para deixar o código organizado e claro, já que em cada set e get fica evidente qual é o atributo em questão;</text:p>
        </text:list-item>
      </text:list>
      <text:p text:style-name="P5"/>
      <text:p text:style-name="P5"/>
      <text:p text:style-name="P5"><text:tab/>-------------------------------------<text:span text:style-name="T2">Classe leitor:---------------------------------------------</text:span></text:p>
      <text:p text:style-name="P5"/>
      <text:list xml:id="list2096179038" text:continue-numbering="true" text:style-name="L1">
        <text:list-item>
          <text:list>
            <text:list-item>
              <text:p text:style-name="P10"><text:span text:style-name="T3">Uma das decisões tomadas foi montar uma lista no momento em que está sendo feita a leitura dos dados. Embora pareça que não seja de suma importância, a lista se faz importante, visto que permite um melhor controle das informações contidas na entrada, isto é, se têm linhas vazias, campos a mais ou a menos que possam tornar o pokémon ou o ataque inválidos;</text:span></text:p>
            </text:list-item>
          </text:list>
        </text:list-item>
      </text:list>
      <text:p text:style-name="P5"/>
      <text:p text:style-name="P5"/>
      <text:p text:style-name="P9"><text:tab/>--------------------------------Classe batalha:-----------------------------------------------</text:p>
      <text:p text:style-name="P5"/>
      <text:list xml:id="list237525522" text:style-name="L2">
        <text:list-item>
          <text:list>
            <text:list-item>
              <text:p text:style-name="P7">Responsável pela dinâmica do jogo, instanciar objetos que serão os pokémons, calcular o dano;</text:p>
            </text:list-item>
            <text:list-item>
              <text:p text:style-name="P7">Controla qual pokémon inicia, alterna os turnos, lê a tabela de tipos, calcula o critical, modifier, stab;</text:p>
            </text:list-item>
            <text:list-item>
              <text:p text:style-name="P7">Verifica se o jogo termina;</text:p>
            </text:list-item>
          </text:list>
        </text:list-item>
      </text:list>
      <text:p text:style-name="P5"/>
      <text:p text:style-name="P5"><text:tab/></text:p>
      <text:p text:style-name="P5"><text:s text:c="11"/>-------------------------------------<text:span text:style-name="T2">Dificuldades e escolhas:--------------------------</text:span></text:p>
      <text:p text:style-name="P5"/>
      <text:list xml:id="list2017379221" text:style-name="L3">
        <text:list-item>
          <text:list>
            <text:list-item>
              <text:p text:style-name="P8">No começo a ideia era instanciar os pokémons fora da classe batalha, mas conforme a montagem do código foi ocorrendo, notou-se que era mais coerente fazer dentro da classe. Isso porque pensando no jogo, a batalha contém pokémons. Além disso, outro fato fundamental nessa escolha foi controlar melhor o escopo do pokémon, evitando que ele fosse global.</text:p>
            </text:list-item>
            <text:list-item>
              <text:p text:style-name="P8">Uma pequena dificuldade deparada foi para testar o damage, o qual estava dando valores muito altos. Concluiu-se que o problema seria no método, mas <text:soft-page-break/>foi percebido em seguida que deveria ser feita uma construção bem cuidadosa na escolha de alguns atributos do Pokémon para um cálculo mais próximo da realidade do jogo;</text:p>
            </text:list-item>
            <text:list-item>
              <text:p text:style-name="P8">A questão do redirecionamento foi discutida, mas o problema foi resolvido usando arquivos que continham as informações para leitura e simulando a batalha pela entrada padrão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9:18:40</meta:creation-date>
    <dc:date>2014-10-22T19:58:22</dc:date>
    <meta:editing-duration>PT34M58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3" meta:paragraph-count="25" meta:word-count="395" meta:character-count="2603" meta:non-whitespace-character-count="2217"/>
  </office:meta>
</office:document-meta>
</file>